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5deb3" fo:min-height="1.111cm"/>
    </style:style>
    <style:style style:name="gr2" style:family="graphic" style:parent-style-name="standard">
      <style:graphic-properties draw:stroke="none" svg:stroke-color="#000000" draw:fill="none" draw:fill-color="#ffffff" fo:min-height="2.367cm"/>
    </style:style>
    <style:style style:name="gr3" style:family="graphic" style:parent-style-name="standard">
      <style:graphic-properties draw:stroke="none" svg:stroke-color="#000000" draw:fill="none" draw:fill-color="#ffffff" fo:min-height="9.005cm"/>
    </style:style>
    <style:style style:name="gr4" style:family="graphic" style:parent-style-name="standard">
      <style:graphic-properties draw:stroke="none" svg:stroke-color="#000000" draw:fill="none" draw:fill-color="#ffffff" fo:min-height="5.215cm"/>
    </style:style>
    <style:style style:name="gr5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6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7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8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9" style:family="graphic" style:parent-style-name="standard">
      <style:graphic-properties svg:stroke-color="#000000" draw:fill-color="#f5f5dc" draw:textarea-horizontal-align="justify" draw:textarea-vertical-align="middle" draw:auto-grow-height="false" fo:min-height="2.163cm" fo:min-width="2.04cm"/>
    </style:style>
    <style:style style:name="gr10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11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1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35cm"/>
    </style:style>
    <style:style style:name="P1" style:family="paragraph">
      <loext:graphic-properties draw:fill="none" draw:fill-color="#f5deb3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5deb3"/>
      <style:paragraph-properties fo:text-align="center"/>
      <style:text-properties fo:font-size="14pt"/>
    </style:style>
    <style:style style:name="P6" style:family="paragraph">
      <style:paragraph-properties fo:text-align="start"/>
    </style:style>
    <style:style style:name="P7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margin-left="0cm" fo:margin-right="0cm" fo:margin-top="0cm" fo:margin-bottom="0cm" fo:line-height="120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10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fo:font-style="normal" style:font-size-asian="18pt" style:font-style-asian="normal" style:font-size-complex="18pt" style:font-style-complex="normal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3cm" svg:height="1.361cm" svg:x="2.27cm" svg:y="6.129cm">
          <draw:text-box>
            <text:p><text:span text:style-name="T1">HeyMac</text:span><text:span text:style-name="T1"><text:line-break/></text:span><text:span text:style-name="T1">Frame</text:span></text:p>
          </draw:text-box>
        </draw:frame>
        <draw:frame draw:style-name="gr2" draw:text-style-name="P2" draw:layer="layout" svg:width="15.24cm" svg:height="2.617cm" svg:x="3.54cm" svg:y="2.27cm">
          <draw:text-box>
            <text:p><text:span text:style-name="T2">HeyMac (Layer 2) Frame Format</text:span><text:span text:style-name="T2"><text:line-break/></text:span><text:span text:style-name="T3">draft 1.2</text:span><text:span text:style-name="T3"><text:tab/></text:span><text:span text:style-name="T3"><text:tab/></text:span><text:span text:style-name="T3">2018/07/09</text:span><text:span text:style-name="T3"><text:line-break/></text:span><text:span text:style-name="T3">Dean Hall dean.kc4ksu@gmail.com</text:span></text:p>
          </draw:text-box>
        </draw:frame>
        <draw:frame draw:style-name="gr3" draw:text-style-name="P3" draw:layer="layout" svg:width="14.224cm" svg:height="10.205cm" svg:x="4.526cm" svg:y="16.383cm">
          <draw:text-box>
            <text:p><text:span text:style-name="T4">Type:</text:span><text:span text:style-name="T4"><text:tab/></text:span><text:span text:style-name="T4">2b00: Min: A minimum sized frame. <text:s/></text:span><text:span text:style-name="T4"><text:line-break/></text:span><text:span text:style-name="T4"><text:tab/></text:span><text:span text:style-name="T4"><text:tab/></text:span><text:span text:style-name="T4">ResAddr and VerSq fields are absent.</text:span></text:p>
            <text:p><text:span text:style-name="T4"><text:tab/></text:span><text:span text:style-name="T4"><text:tab/></text:span><text:span text:style-name="T4">Other Fctl options SHOULD be set so ExtTyp, NetId </text:span></text:p>
            <text:p><text:span text:style-name="T4"><text:tab/></text:span><text:span text:style-name="T4"><text:tab/></text:span><text:span text:style-name="T4">and addressing fields are absent.</text:span></text:p>
            <text:p><text:span text:style-name="T4"><text:tab/></text:span><text:span text:style-name="T4">2b01: MAC: The payload is a HeyMac Layer 2 command. </text:span></text:p>
            <text:p><text:span text:style-name="T4"><text:tab/></text:span><text:span text:style-name="T4">2b10: NET: The payload is APv6 Network Layer 3 data.</text:span></text:p>
            <text:p><text:span text:style-name="T4"><text:tab/></text:span><text:span text:style-name="T4">2b11: Ext: Extended frame type. <text:s/>The ExtTyp field is present.</text:span></text:p>
            <text:p><text:span text:style-name="T4">L: Long Addressing: </text:span></text:p>
            <text:p><text:span text:style-name="T5"><text:tab/></text:span><text:span text:style-name="T5">If 1, the resender, destination and/or </text:span><text:span text:style-name="T4">source addresses</text:span></text:p>
            <text:p><text:span text:style-name="T4"><text:tab/></text:span><text:span text:style-name="T4">are 8 octets (64 bits) in size, if present.</text:span></text:p>
            <text:p><text:span text:style-name="T4">N: Net ID present</text:span></text:p>
            <text:p><text:span text:style-name="T4">D: Dst Addr present</text:span></text:p>
            <text:p><text:span text:style-name="T4">I: IE(s) present</text:span></text:p>
            <text:p><text:span text:style-name="T4">S: Src Addr present</text:span></text:p>
            <text:p><text:span text:style-name="T4">P: Pending: </text:span></text:p>
            <text:p><text:span text:style-name="T4"><text:tab/></text:span><text:span text:style-name="T4">If 1, the TX device has back-to-back frames to send to the</text:span></text:p>
            <text:p><text:span text:style-name="T4"><text:tab/></text:span><text:span text:style-name="T4">same recipient and expects the recipient to keep the radio on</text:span></text:p>
            <text:p><text:span text:style-name="T4"><text:tab/></text:span><text:span text:style-name="T4">until the frame pending bit is zero. <text:s/>The frame pending bit is set</text:span></text:p>
            <text:p><text:span text:style-name="T4"><text:tab/></text:span><text:span text:style-name="T4">to one to indicate that the recipient should stay on</text:span></text:p>
            <text:p><text:span text:style-name="T4"><text:tab/></text:span><text:span text:style-name="T4">in the next timeslot if there is no link scheduled.</text:span></text:p>
            <text:p><text:span text:style-name="T4"/></text:p>
          </draw:text-box>
        </draw:frame>
        <draw:frame draw:style-name="gr4" draw:text-style-name="P3" draw:layer="layout" svg:width="14.224cm" svg:height="5.465cm" svg:x="4.556cm" svg:y="7.604cm">
          <draw:text-box>
            <text:p><text:span text:style-name="T4">Fctl: Frame Control. <text:s/>See below for details.</text:span></text:p>
            <text:p><text:span text:style-name="T4">VerSq: Version and Sequence numbers</text:span></text:p>
            <text:p><text:span text:style-name="T4"><text:tab/></text:span><text:span text:style-name="T4">Bits 7:4: HeyMac Frame version number</text:span></text:p>
            <text:p><text:span text:style-name="T4"><text:tab/></text:span><text:span text:style-name="T4">Bits 3:0: HeyMac Frame sequence number</text:span></text:p>
            <text:p><text:span text:style-name="T4">*Addr: Resender, Destination or Source address. <text:s/>0, 16 or 64b address. </text:span><text:span text:style-name="T4"><text:line-break/></text:span><text:span text:style-name="T4">ExtTyp: Extended Type field. <text:s/>Exists if Fctl’s Frame Type is 2b11.</text:span></text:p>
            <text:p><text:span text:style-name="T4">NetId: Network identifier.</text:span></text:p>
            <text:p><text:span text:style-name="T4">IEs: Header and Body Information Elements.</text:span></text:p>
            <text:p><text:span text:style-name="T4">Payld: Payload</text:span></text:p>
          </draw:text-box>
        </draw:frame>
        <draw:g>
          <draw:custom-shape draw:style-name="gr5" draw:text-style-name="P5" draw:layer="layout" svg:width="1.27cm" svg:height="1.27cm" svg:x="4.81cm" svg:y="6.08cm">
            <text:p text:style-name="P4"><text:span text:style-name="T6">Fctl</text:span><text:span text:style-name="T6"><text:line-break/></text:span><text:span text:style-name="T6">1 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524cm" svg:height="1.27cm" svg:x="9.636cm" svg:y="6.08cm">
            <text:p text:style-name="P4"><text:span text:style-name="T6">ExtTyp</text:span><text:span text:style-name="T6"><text:line-break/></text:span><text:span text:style-name="T6">0/1 B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27cm" svg:height="1.27cm" svg:x="14.716cm" svg:y="6.08cm">
            <text:p text:style-name="P4"><text:span text:style-name="T6">IEs</text:span><text:span text:style-name="T6"><text:line-break/></text:span><text:span text:style-name="T6">0+ B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778cm" svg:height="1.27cm" svg:x="18.018cm" svg:y="6.08cm">
            <text:p text:style-name="P4"><text:span text:style-name="T6">Payld</text:span><text:span text:style-name="T6"><text:line-break/></text:span><text:span text:style-name="T6">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.032cm" svg:height="1.27cm" svg:x="12.684cm" svg:y="6.08cm">
            <text:p text:style-name="P4"><text:span text:style-name="T6">DstAddr</text:span><text:span text:style-name="T6"><text:line-break/></text:span><text:span text:style-name="T6">0/2/8 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524cm" svg:height="1.27cm" svg:x="11.16cm" svg:y="6.08cm">
            <text:p text:style-name="P4"><text:span text:style-name="T6">NetId</text:span><text:span text:style-name="T6"><text:line-break/></text:span><text:span text:style-name="T6">0/2 B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.032cm" svg:height="1.27cm" svg:x="15.986cm" svg:y="6.08cm">
            <text:p text:style-name="P4"><text:span text:style-name="T6">SrcAddr</text:span><text:span text:style-name="T6"><text:line-break/></text:span><text:span text:style-name="T6">0/2/8 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524cm" svg:height="1.27cm" svg:x="6.08cm" svg:y="6.08cm">
            <text:p text:style-name="P4"><text:span text:style-name="T6">VerSq</text:span><text:span text:style-name="T6"><text:line-break/></text:span><text:span text:style-name="T6">0/1 B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.032cm" svg:height="1.27cm" svg:x="7.604cm" svg:y="6.08cm">
            <text:p text:style-name="P4"><text:span text:style-name="T6">ResAddr</text:span><text:span text:style-name="T6"><text:line-break/></text:span><text:span text:style-name="T6">0/2/8 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7" draw:layer="layout" svg:width="2.54cm" svg:height="2.413cm" svg:x="12.43cm" svg:y="13.7cm">
            <text:p text:style-name="P6"><text:span text:style-name="T7">Frame Type</text:span><text:span text:style-name="T7"><text:line-break/></text:span><text:span text:style-name="T8">b00: Min</text:span><text:span text:style-name="T8"><text:line-break/></text:span><text:span text:style-name="T8">b01: MAC</text:span><text:span text:style-name="T8"><text:line-break/></text:span><text:span text:style-name="T8">b10: NET</text:span></text:p>
            <text:p text:style-name="P6"><text:span text:style-name="T8">b11: Ext</text:span></text:p>
            <draw:enhanced-geometry svg:viewBox="0 0 21600 21600" draw:type="rectangle" draw:enhanced-path="M 0 0 L 21600 0 21600 21600 0 21600 0 0 Z N"/>
          </draw:custom-shape>
          <draw:frame draw:style-name="gr10" draw:text-style-name="P9" draw:layer="layout" svg:width="2.667cm" svg:height="1.165cm" svg:x="2.143cm" svg:y="13.827cm">
            <draw:text-box>
              <text:p text:style-name="P8"><text:span text:style-name="T9">Fctl field:</text:span></text:p>
            </draw:text-box>
          </draw:frame>
          <draw:custom-shape draw:style-name="gr11" draw:text-style-name="P10" draw:layer="layout" svg:width="1.27cm" svg:height="1.27cm" svg:x="4.81cm" svg:y="13.7cm">
            <text:p text:style-name="P4"><text:span text:style-name="T10">Type</text:span><text:span text:style-name="T10"><text:line-break/></text:span><text:span text:style-name="T10">2 b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0.635cm" svg:height="1.27cm" svg:x="6.08cm" svg:y="13.7cm">
            <text:p text:style-name="P4"><text:span text:style-name="T10">L</text:span><text:span text:style-name="T10"><text:line-break/></text:span><text:span text:style-name="T10">1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635cm" svg:height="1.27cm" svg:x="6.715cm" svg:y="13.7cm">
            <text:p text:style-name="P4"><text:span text:style-name="T10">N</text:span><text:span text:style-name="T10"><text:line-break/></text:span><text:span text:style-name="T10">1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635cm" svg:height="1.27cm" svg:x="7.35cm" svg:y="13.7cm">
            <text:p text:style-name="P4"><text:span text:style-name="T10">D</text:span><text:span text:style-name="T10"><text:line-break/></text:span><text:span text:style-name="T10">1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635cm" svg:height="1.27cm" svg:x="7.985cm" svg:y="13.7cm">
            <text:p text:style-name="P4"><text:span text:style-name="T10">I</text:span><text:span text:style-name="T10"><text:line-break/></text:span><text:span text:style-name="T10">1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635cm" svg:height="1.27cm" svg:x="8.62cm" svg:y="13.7cm">
            <text:p text:style-name="P4"><text:span text:style-name="T10">S</text:span><text:span text:style-name="T10"><text:line-break/></text:span><text:span text:style-name="T10">1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0.635cm" svg:height="1.27cm" svg:x="9.255cm" svg:y="13.7cm">
            <text:p text:style-name="P4"><text:span text:style-name="T10">P</text:span><text:span text:style-name="T10"><text:line-break/></text:span><text:span text:style-name="T10">1 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6:58:12.828826000</meta:creation-date>
    <dc:date>2018-07-09T14:27:21.430000000</dc:date>
    <meta:editing-duration>PT6H26M9S</meta:editing-duration>
    <meta:editing-cycles>12</meta:editing-cycles>
    <meta:generator>LibreOffice/6.0.5.2$Windows_X86_64 LibreOffice_project/54c8cbb85f300ac59db32fe8a675ff7683cd5a16</meta:generator>
    <meta:document-statistic meta:object-count="24"/>
  </office:meta>
</office:document-meta>
</file>